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vaden" style:master-page-name="MP0" style:family="paragraph">
      <style:paragraph-properties fo:break-before="page" fo:text-align="center"/>
      <style:text-properties fo:font-weight="bold" style:font-weight-asian="bold" style:font-weight-complex="bold" fo:text-shadow="0.0291in 0.0291in 0.0138in #FFFFFF" fo:color="#000000" fo:font-size="25pt" style:font-size-asian="25pt" style:font-size-complex="25pt"/>
    </style:style>
    <style:style style:name="P2" style:parent-style-name="Navaden" style:family="paragraph">
      <style:paragraph-properties fo:text-align="center"/>
    </style:style>
    <style:style style:name="P3" style:parent-style-name="Odstavekseznama" style:list-style-name="LFO1" style:family="paragraph">
      <style:text-properties fo:font-weight="bold" style:font-weight-asian="bold" style:font-weight-complex="bold" fo:text-shadow="0.0291in 0.0291in 0.0138in #FFFFFF" fo:color="#000000" fo:font-size="20pt" style:font-size-asian="20pt" style:font-size-complex="20pt"/>
    </style:style>
    <style:style style:name="TableColumn5" style:family="table-column">
      <style:table-column-properties style:column-width="7.159in"/>
    </style:style>
    <style:style style:name="Table4" style:family="table">
      <style:table-properties style:width="7.159in" fo:margin-left="-0.2611in" table:align="left"/>
    </style:style>
    <style:style style:name="TableRow6" style:family="table-row">
      <style:table-row-properties style:min-row-height="0.4312in"/>
    </style:style>
    <style:style style:name="TableCell7" style:family="table-cell">
      <style:table-cell-properties fo:border="0.0069in solid #000000" style:writing-mode="lr-tb" fo:padding-top="0in" fo:padding-left="0.075in" fo:padding-bottom="0in" fo:padding-right="0.075in"/>
    </style:style>
    <style:style style:name="T8" style:parent-style-name="Privzetapisavaodstavka" style:family="text">
      <style:text-properties style:font-name-complex="Calibri" fo:font-weight="bold" style:font-weight-asian="bold" style:font-weight-complex="bold" fo:text-shadow="0.0145in 0.0145in 0.0416in #000000" fo:color="#C00000"/>
    </style:style>
    <style:style style:name="T9" style:parent-style-name="Privzetapisavaodstavka" style:family="text">
      <style:text-properties style:font-name-complex="Calibri" fo:text-shadow="0.0145in 0.0145in 0.0416in #000000" fo:color="#C00000"/>
    </style:style>
    <style:style style:name="T10" style:parent-style-name="Privzetapisavaodstavka" style:family="text">
      <style:text-properties style:font-name-complex="Calibri" fo:text-shadow="0.0145in 0.0145in 0.0416in #000000" fo:color="#000000" fo:background-color="#FFFFFF"/>
    </style:style>
    <style:style style:name="TableRow11" style:family="table-row">
      <style:table-row-properties style:min-row-height="0.1819in"/>
    </style:style>
    <style:style style:name="TableCell12" style:family="table-cell">
      <style:table-cell-properties fo:border="0.0069in solid #000000" style:writing-mode="lr-tb" fo:padding-top="0in" fo:padding-left="0.075in" fo:padding-bottom="0in" fo:padding-right="0.075in"/>
    </style:style>
    <style:style style:name="T13" style:parent-style-name="Privzetapisavaodstavka" style:family="text">
      <style:text-properties style:font-name-complex="Calibri" fo:font-weight="bold" style:font-weight-asian="bold" style:font-weight-complex="bold" fo:text-shadow="0.0145in 0.0145in 0.0416in #000000" fo:color="#C00000"/>
    </style:style>
    <style:style style:name="T14" style:parent-style-name="Privzetapisavaodstavka" style:family="text">
      <style:text-properties style:font-name-complex="Calibri" fo:text-shadow="0.0145in 0.0145in 0.0416in #000000" fo:color="#C00000"/>
    </style:style>
    <style:style style:name="T15" style:parent-style-name="Privzetapisavaodstavka" style:family="text">
      <style:text-properties style:font-name-complex="Calibri" fo:text-shadow="0.0145in 0.0145in 0.0416in #000000" fo:color="#C00000"/>
    </style:style>
    <style:style style:name="T16" style:parent-style-name="Privzetapisavaodstavka" style:family="text">
      <style:text-properties style:font-name-complex="Calibri" fo:text-shadow="0.0145in 0.0145in 0.0416in #000000" fo:color="#000000" fo:background-color="#FFFFFF"/>
    </style:style>
    <style:style style:name="TableRow17" style:family="table-row">
      <style:table-row-properties style:min-row-height="0.2451in"/>
    </style:style>
    <style:style style:name="TableCell18" style:family="table-cell">
      <style:table-cell-properties fo:border="0.0069in solid #000000" style:writing-mode="lr-tb" fo:padding-top="0in" fo:padding-left="0.075in" fo:padding-bottom="0in" fo:padding-right="0.075in"/>
    </style:style>
    <style:style style:name="T19" style:parent-style-name="Privzetapisavaodstavka" style:family="text">
      <style:text-properties style:font-name-complex="Calibri" fo:font-weight="bold" style:font-weight-asian="bold" style:font-weight-complex="bold" fo:text-shadow="0.0145in 0.0145in 0.0416in #000000" fo:color="#C00000"/>
    </style:style>
    <style:style style:name="T20" style:parent-style-name="Privzetapisavaodstavka" style:family="text">
      <style:text-properties style:font-name-complex="Calibri" fo:text-shadow="0.0145in 0.0145in 0.0416in #000000" fo:color="#C00000" fo:background-color="#FFFFFF"/>
    </style:style>
    <style:style style:name="T21" style:parent-style-name="Privzetapisavaodstavka" style:family="text">
      <style:text-properties style:font-name-complex="Calibri" fo:text-shadow="0.0145in 0.0145in 0.0416in #000000" fo:color="#000000" fo:background-color="#FFFFFF"/>
    </style:style>
    <style:style style:name="TableRow22" style:family="table-row">
      <style:table-row-properties style:min-row-height="0.3013in"/>
    </style:style>
    <style:style style:name="TableCell23" style:family="table-cell">
      <style:table-cell-properties fo:border="0.0069in solid #000000" style:writing-mode="lr-tb" fo:padding-top="0in" fo:padding-left="0.075in" fo:padding-bottom="0in" fo:padding-right="0.075in"/>
    </style:style>
    <style:style style:name="T24" style:parent-style-name="Privzetapisavaodstavka" style:family="text">
      <style:text-properties style:font-name-complex="Calibri" fo:font-weight="bold" style:font-weight-asian="bold" style:font-weight-complex="bold" fo:text-shadow="0.0145in 0.0145in 0.0416in #000000" fo:color="#C00000"/>
    </style:style>
    <style:style style:name="T25" style:parent-style-name="Privzetapisavaodstavka" style:family="text">
      <style:text-properties style:font-name-complex="Calibri" fo:text-shadow="0.0145in 0.0145in 0.0416in #000000" fo:color="#C00000"/>
    </style:style>
    <style:style style:name="T26" style:parent-style-name="Privzetapisavaodstavka" style:family="text">
      <style:text-properties style:font-name-complex="Calibri" fo:text-shadow="0.0145in 0.0145in 0.0416in #000000" fo:color="#000000" fo:background-color="#FFFFFF"/>
    </style:style>
    <style:style style:name="TableRow27" style:family="table-row">
      <style:table-row-properties style:min-row-height="0.3638in"/>
    </style:style>
    <style:style style:name="TableCell28" style:family="table-cell">
      <style:table-cell-properties fo:border="0.0069in solid #000000" style:writing-mode="lr-tb" fo:padding-top="0in" fo:padding-left="0.075in" fo:padding-bottom="0in" fo:padding-right="0.075in"/>
    </style:style>
    <style:style style:name="T29" style:parent-style-name="Privzetapisavaodstavka" style:family="text">
      <style:text-properties style:font-name-complex="Calibri" fo:font-weight="bold" style:font-weight-asian="bold" style:font-weight-complex="bold" fo:text-shadow="0.0145in 0.0145in 0.0416in #000000" fo:color="#C00000"/>
    </style:style>
    <style:style style:name="T30" style:parent-style-name="Privzetapisavaodstavka" style:family="text">
      <style:text-properties style:font-name-complex="Calibri" fo:text-shadow="0.0145in 0.0145in 0.0416in #000000" fo:color="#C00000"/>
    </style:style>
    <style:style style:name="T31" style:parent-style-name="Privzetapisavaodstavka" style:family="text">
      <style:text-properties style:font-name-complex="Calibri" style:font-weight-complex="bold" fo:text-shadow="0.0145in 0.0145in 0.0416in #000000" fo:color="#000000"/>
    </style:style>
    <style:style style:name="T32" style:parent-style-name="Privzetapisavaodstavka" style:family="text">
      <style:text-properties style:font-name-complex="Calibri" style:font-weight-complex="bold" fo:text-shadow="0.0145in 0.0145in 0.0416in #000000" fo:color="#000000"/>
    </style:style>
    <style:style style:name="TableRow33" style:family="table-row">
      <style:table-row-properties style:min-row-height="0.2652in"/>
    </style:style>
    <style:style style:name="TableCell34" style:family="table-cell">
      <style:table-cell-properties fo:border="0.0069in solid #000000" style:writing-mode="lr-tb" fo:padding-top="0in" fo:padding-left="0.075in" fo:padding-bottom="0in" fo:padding-right="0.075in"/>
    </style:style>
    <style:style style:name="T35" style:parent-style-name="Privzetapisavaodstavka" style:family="text">
      <style:text-properties style:font-name-complex="Calibri" fo:font-weight="bold" style:font-weight-asian="bold" fo:text-shadow="0.0145in 0.0145in 0.0416in #000000" fo:color="#C00000"/>
    </style:style>
    <style:style style:name="T36" style:parent-style-name="Privzetapisavaodstavka" style:family="text">
      <style:text-properties style:font-name-complex="Calibri" style:font-weight-complex="bold" fo:text-shadow="0.0145in 0.0145in 0.0416in #000000" fo:color="#C00000"/>
    </style:style>
    <style:style style:name="T37" style:parent-style-name="Privzetapisavaodstavka" style:family="text">
      <style:text-properties style:font-name-complex="Calibri" style:font-weight-complex="bold" fo:text-shadow="0.0145in 0.0145in 0.0416in #000000"/>
    </style:style>
    <style:style style:name="T38" style:parent-style-name="Privzetapisavaodstavka" style:family="text">
      <style:text-properties style:font-name-complex="Calibri" style:font-weight-complex="bold" fo:text-shadow="0.0145in 0.0145in 0.0416in #000000"/>
    </style:style>
    <style:style style:name="TableRow39" style:family="table-row">
      <style:table-row-properties style:min-row-height="0.4125in"/>
    </style:style>
    <style:style style:name="TableCell40" style:family="table-cell">
      <style:table-cell-properties fo:border="0.0069in solid #000000" style:writing-mode="lr-tb" fo:padding-top="0in" fo:padding-left="0.075in" fo:padding-bottom="0in" fo:padding-right="0.075in"/>
    </style:style>
    <style:style style:name="T41" style:parent-style-name="Privzetapisavaodstavka" style:family="text">
      <style:text-properties style:font-name-complex="Calibri" fo:font-weight="bold" style:font-weight-asian="bold" fo:text-shadow="0.0145in 0.0145in 0.0416in #000000" fo:color="#C00000"/>
    </style:style>
    <style:style style:name="T42" style:parent-style-name="Privzetapisavaodstavka" style:family="text">
      <style:text-properties style:font-name-complex="Calibri" style:font-weight-complex="bold" fo:text-shadow="0.0145in 0.0145in 0.0416in #000000"/>
    </style:style>
    <style:style style:name="P43" style:parent-style-name="Navaden" style:family="paragraph">
      <style:paragraph-properties fo:margin-left="0.25in">
        <style:tab-stops/>
      </style:paragraph-properties>
      <style:text-properties fo:font-weight="bold" style:font-weight-asian="bold" style:font-weight-complex="bold" fo:text-shadow="0.0291in 0.0291in 0.0138in #FFFFFF" fo:color="#000000" fo:font-size="20pt" style:font-size-asian="20pt" style:font-size-complex="20pt"/>
    </style:style>
    <style:style style:name="P44" style:parent-style-name="Odstavekseznama" style:list-style-name="LFO1" style:family="paragraph">
      <style:text-properties fo:font-weight="bold" style:font-weight-asian="bold" style:font-weight-complex="bold" fo:text-shadow="0.0291in 0.0291in 0.0138in #FFFFFF" fo:color="#000000" fo:font-size="20pt" style:font-size-asian="20pt" style:font-size-complex="20pt"/>
    </style:style>
    <style:style style:name="P45" style:parent-style-name="Navaden" style:family="paragraph">
      <style:paragraph-properties fo:text-align="justify"/>
      <style:text-properties style:font-weight-complex="bold" fo:text-shadow="0.0145in 0.0145in 0.0416in #000000" fo:color="#000000"/>
    </style:style>
    <style:style style:name="P46" style:parent-style-name="Navaden" style:family="paragraph">
      <style:paragraph-properties fo:text-align="justify"/>
      <style:text-properties style:font-weight-complex="bold" fo:text-shadow="0.0145in 0.0145in 0.0416in #000000" fo:color="#000000"/>
    </style:style>
    <style:style style:name="P47" style:parent-style-name="Navaden" style:family="paragraph">
      <style:paragraph-properties fo:text-align="justify"/>
      <style:text-properties style:font-weight-complex="bold" fo:text-shadow="0.0145in 0.0145in 0.0416in #000000" fo:color="#000000"/>
    </style:style>
    <style:style style:name="P48" style:parent-style-name="Navaden" style:family="paragraph">
      <style:paragraph-properties fo:text-align="justify"/>
      <style:text-properties style:font-weight-complex="bold" fo:text-shadow="0.0145in 0.0145in 0.0416in #000000" fo:color="#000000"/>
    </style:style>
    <style:style style:name="P49" style:parent-style-name="Navaden" style:family="paragraph">
      <style:paragraph-properties fo:text-align="justify"/>
      <style:text-properties style:font-weight-complex="bold" fo:text-shadow="0.0145in 0.0145in 0.0416in #000000" fo:color="#000000"/>
    </style:style>
    <style:style style:name="P50" style:parent-style-name="Navaden" style:family="paragraph">
      <style:paragraph-properties fo:text-align="justify"/>
      <style:text-properties style:font-weight-complex="bold" fo:text-shadow="0.0145in 0.0145in 0.0416in #000000" fo:color="#000000"/>
    </style:style>
    <style:style style:name="P51" style:parent-style-name="Odstavekseznama" style:list-style-name="LFO1" style:family="paragraph">
      <style:paragraph-properties fo:text-align="justify"/>
      <style:text-properties fo:font-weight="bold" style:font-weight-asian="bold" style:font-weight-complex="bold" fo:text-shadow="0.0291in 0.0291in 0.0138in #FFFFFF" fo:color="#000000" fo:font-size="20pt" style:font-size-asian="20pt" style:font-size-complex="20pt"/>
    </style:style>
    <style:style style:name="P52" style:parent-style-name="Navaden" style:family="paragraph">
      <style:text-properties style:font-weight-complex="bold" fo:text-shadow="0.0145in 0.0145in 0.0416in #000000" fo:color="#000000"/>
    </style:style>
    <style:style style:name="P53" style:parent-style-name="Navaden" style:family="paragraph">
      <style:text-properties style:font-name-complex="Calibri" fo:font-weight="bold" style:font-weight-asian="bold" fo:text-shadow="0.0145in 0.0145in 0.0416in #000000" fo:color="#C00000"/>
    </style:style>
    <style:style style:name="T54" style:parent-style-name="Privzetapisavaodstavka" style:family="text">
      <style:text-properties style:font-name-complex="Calibri" fo:font-weight="bold" style:font-weight-asian="bold" fo:text-shadow="0.0145in 0.0145in 0.0416in #000000" fo:color="#C00000"/>
    </style:style>
    <style:style style:name="T55" style:parent-style-name="Privzetapisavaodstavka" style:family="text">
      <style:text-properties style:font-name-complex="Calibri" style:font-weight-complex="bold" fo:text-shadow="0.0145in 0.0145in 0.0416in #000000" fo:color="#C00000"/>
    </style:style>
    <style:style style:name="T56" style:parent-style-name="Privzetapisavaodstavka" style:family="text">
      <style:text-properties style:font-name-complex="Calibri" style:font-weight-complex="bold" fo:text-shadow="0.0145in 0.0145in 0.0416in #000000" fo:color="#000000"/>
    </style:style>
    <style:style style:name="P57" style:parent-style-name="Navaden" style:family="paragraph">
      <style:text-properties style:font-name-complex="Calibri" fo:font-weight="bold" style:font-weight-asian="bold" fo:text-shadow="0.0145in 0.0145in 0.0416in #000000" fo:color="#C00000"/>
    </style:style>
    <style:style style:name="T58" style:parent-style-name="Privzetapisavaodstavka" style:family="text">
      <style:text-properties style:font-name-complex="Calibri" fo:font-weight="bold" style:font-weight-asian="bold" fo:text-shadow="0.0145in 0.0145in 0.0416in #000000" fo:color="#C00000"/>
    </style:style>
    <style:style style:name="T59" style:parent-style-name="Privzetapisavaodstavka" style:family="text">
      <style:text-properties style:font-name-complex="Calibri" style:font-weight-complex="bold" fo:text-shadow="0.0145in 0.0145in 0.0416in #000000" fo:color="#C00000"/>
    </style:style>
    <style:style style:name="T60" style:parent-style-name="Privzetapisavaodstavka" style:family="text">
      <style:text-properties style:font-name-complex="Calibri" style:font-weight-complex="bold" fo:text-shadow="0.0145in 0.0145in 0.0416in #000000" fo:color="#000000"/>
    </style:style>
    <style:style style:name="T61" style:parent-style-name="Privzetapisavaodstavka" style:family="text">
      <style:text-properties style:font-name-complex="Calibri" style:font-weight-complex="bold" fo:text-shadow="0.0145in 0.0145in 0.0416in #000000" fo:color="#000000"/>
    </style:style>
    <style:style style:name="T62" style:parent-style-name="Privzetapisavaodstavka" style:family="text">
      <style:text-properties style:font-name-complex="Calibri" style:font-weight-complex="bold" fo:text-shadow="0.0145in 0.0145in 0.0416in #000000" fo:color="#000000"/>
    </style:style>
    <style:style style:name="T63" style:parent-style-name="Privzetapisavaodstavka" style:family="text">
      <style:text-properties style:font-name-complex="Calibri" style:font-weight-complex="bold" fo:text-shadow="0.0145in 0.0145in 0.0416in #000000" fo:color="#000000"/>
    </style:style>
    <style:style style:name="T64" style:parent-style-name="Privzetapisavaodstavka" style:family="text">
      <style:text-properties style:font-name-complex="Calibri" style:font-weight-complex="bold" fo:text-shadow="0.0145in 0.0145in 0.0416in #000000" fo:color="#000000"/>
    </style:style>
    <style:style style:name="P65" style:parent-style-name="Navaden" style:family="paragraph">
      <style:text-properties style:font-name-complex="Calibri" style:font-weight-complex="bold" fo:text-shadow="0.0145in 0.0145in 0.0416in #000000" fo:color="#000000"/>
    </style:style>
    <style:style style:name="P66" style:parent-style-name="Navaden" style:family="paragraph">
      <style:text-properties style:font-name-complex="Calibri" fo:font-weight="bold" style:font-weight-asian="bold" fo:text-shadow="0.0145in 0.0145in 0.0416in #000000" fo:color="#C00000"/>
    </style:style>
    <style:style style:name="P67" style:parent-style-name="Navaden" style:family="paragraph">
      <style:text-properties style:font-name-complex="Calibri" fo:font-weight="bold" style:font-weight-asian="bold" fo:text-shadow="0.0145in 0.0145in 0.0416in #000000" fo:color="#000000"/>
    </style:style>
    <style:style style:family="graphic" style:name="a1">
      <style:graphic-properties draw:fill="none" draw:stroke="none"/>
    </style:style>
  </office:automatic-styles>
  <office:body>
    <office:text text:use-soft-page-breaks="true">
      <text:p text:style-name="P1">ARDUINO – UVOD</text:p>
      <text:p text:style-name="P2"><draw:custom-shape svg:x="0in" svg:y="0in" svg:width="0.33333in" svg:height="0.33333in" draw:id="id1" draw:style-name="a1" draw:name="AutoShape 4" text:anchor-type="as-char"><svg:title/><svg:desc>Arduino Logo on Vimeo</svg:desc><draw:enhanced-geometry draw:type="non-primitive" svg:viewBox="0 0 21600 21600" draw:enhanced-path="M 0 0 L 21600 0 21600 21600 0 21600 Z N"/></draw:custom-shape></text:p>
      <text:list text:style-name="LFO1" text:continue-numbering="true">
        <text:list-item>
          <text:p text:style-name="P3">NOVI POJMI:</text:p>
        </text:list-item>
      </text:list>
      <table:table table:style-name="Table4">
        <table:table-columns>
          <table:table-column table:style-name="TableColumn5"/>
        </table:table-columns>
        <table:table-row table:style-name="TableRow6">
          <table:table-cell table:style-name="TableCell7">
            <text:p text:style-name="Navaden"><text:span text:style-name="T8">MIKRORAČUNALNIK</text:span><text:span text:style-name="T9">:<text:s/></text:span><text:span text:style-name="T10">Mikroračunalnik je majhen, samostojen računalnik, ki je običajno namenjen osebni uporabi. Lahko gre na primer za prenosni računalnik, tablični računalnik, ali pametni telefon.</text:span></text:p>
          </table:table-cell>
        </table:table-row>
        <table:table-row table:style-name="TableRow11">
          <table:table-cell table:style-name="TableCell12">
            <text:p text:style-name="Navaden"><text:span text:style-name="T13">MATIČNA PLOŠČA</text:span><text:span text:style-name="T14">:</text:span><text:span text:style-name="T15"><text:s/></text:span><text:span text:style-name="T16">Matična plošča je osnovna plošča računalnika, ki povezuje različne komponente, kot so procesor (CPU), pomnilnik, trdi disk, grafična kartica, in druge vtiče in priključke.</text:span></text:p>
          </table:table-cell>
        </table:table-row>
        <table:table-row table:style-name="TableRow17">
          <table:table-cell table:style-name="TableCell18">
            <text:p text:style-name="Navaden"><text:span text:style-name="T19">MIKROKRMILNIK:</text:span><text:span text:style-name="T20"><text:s/></text:span><text:span text:style-name="T21">Posplošeno gledano gre za »preprost računalnik«, ki je namenjen specifičnim nalogam (npr. v pametnem termostatu in podobnih elektronskih napravah) in je zato tudi bolj preprost, cenejši in manj zmogljiv kot npr. mikroračunalnik.</text:span></text:p>
          </table:table-cell>
        </table:table-row>
        <table:table-row table:style-name="TableRow22">
          <table:table-cell table:style-name="TableCell23">
            <text:p text:style-name="Navaden"><text:span text:style-name="T24">CPU:</text:span><text:span text:style-name="T25"><text:s/></text:span><text:span text:style-name="T26">CPU je glavna komponenta računalnika, ki izvaja osnovne operacije in izračune. To vključuje branje in izvajanje programov ter manipulacijo podatkov.</text:span></text:p>
          </table:table-cell>
        </table:table-row>
        <table:table-row table:style-name="TableRow27">
          <table:table-cell table:style-name="TableCell28">
            <text:p text:style-name="Navaden"><text:span text:style-name="T29">»RAČUNALNIŠKI SPOMIN«:</text:span><text:span text:style-name="T30"><text:s/></text:span><text:span text:style-name="T31">Računalniški spomin se nahaja v pomnilniškem delu naprave <text:s/>- tam računalnik shranjuje podatke, programe in rezultate izračunov. V<text:s/></text:span><text:span text:style-name="T32">grobem ga lahko razdelimo spomin za »sprotno računanje« in spomin za hranjenje podatkov.</text:span></text:p>
          </table:table-cell>
        </table:table-row>
        <table:table-row table:style-name="TableRow33">
          <table:table-cell table:style-name="TableCell34">
            <text:p text:style-name="Navaden"><text:span text:style-name="T35">STROJNA KODA</text:span><text:span text:style-name="T36">:<text:s/></text:span><text:span text:style-name="T37">To je zapore</text:span><text:span text:style-name="T38"><text:s/>binarnih števil (0 in 1), ki predstavljajo niz ukazov, ki jih računalnik lahko neposredno izvaja.</text:span></text:p>
          </table:table-cell>
        </table:table-row>
        <table:table-row table:style-name="TableRow39">
          <table:table-cell table:style-name="TableCell40">
            <text:p text:style-name="Navaden"><text:span text:style-name="T41">KNJIŽNJICE:<text:s/></text:span><text:span text:style-name="T42">So zbirka programskih funkcij, ki jih lahko uporabljamo v svojem programu.</text:span></text:p>
          </table:table-cell>
        </table:table-row>
      </table:table>
      <text:p text:style-name="P43"/>
      <text:list text:style-name="LFO1" text:continue-numbering="true">
        <text:list-item>
          <text:p text:style-name="P44">NOVO RAZMIŠLJANJE:</text:p>
        </text:list-item>
      </text:list>
      <text:p text:style-name="P45">Danes ima že velik del naprav, ki nas obkrožajo vgrajen računalnik. Od toasterjev, do televizij – težko najdemo napravo, ki nima vgrajene neke vrte računalniško kontrolnega sistema. Vendar pa se ti »računalniki« napravah med seboj močno razlikujejo<text:s/>- od izjemno močnih računalniških sistemov avtonomne vožnje do vse do našega cenovno dostopnega Arduino mikrokrmilnika. Med seboj se poleg cene močno razlikujejo tudi v mnogih zgoraj omenjenih pojmih. Na podlagi potreb se mora programer oz. inženir odloči za najboljšo možno izbiro.<text:s/></text:p>
      <text:p text:style-name="P46"/>
      <text:p text:style-name="P47">Vsak programer mora obvladati pisanje funkcij. Kaj je funkcija? Predstavljamo si funkcijo kot čarobno skrinjo, ki lahko naredi<text:s/>nekaj posebnega, kadarkoli jo prosimo. Recimo, da imamo kup parov števil, ki jih moramo sešteti. Da skrinje ne rabimo vsakič znova prositi naj sešteje dve števili, vanjo damo navodila. Tako skrinja ve, da kadarkoli povemo dve števili in jo pred tem pokličemo – sešteje dve števili,<text:s/><text:soft-page-break/>ki smo jih ravnokar povedali. In ravno to je funkcija v programiranju. Kadarkoli v programu funkcijo pokličemo po imenu (le zapišemo njeno ime v kodo) in podamo ustrezne argumente (to sta bili dve števili v prejšnjem primeru) se funkcija izvede in opravi svoja »navodila«, ki jih zapiše programer.<text:s/></text:p>
      <text:p text:style-name="P48"/>
      <text:p text:style-name="P49">Seštevanje dveh števil je zelo preprosta funkcija. Že sam verjetno veš, da so nekatere funkcije veliko bolj kompleksne in jih je zelo težko napisati (npr. spomni se funkcije, ki izpiše besedilo na LCD zaslonu).<text:s/>Tukaj so programerji poiskali odlično rešitev – knjižnice, ki so prosto dostopne na internetu. Ko knjižnico vključimo v našo kodo, le preberemo njeno dokumentacijo in takoj lahko začnemo z uporabo vseh funkcij, ki jih knjižnica vsebuje.</text:p>
      <text:p text:style-name="P50"/>
      <text:list text:style-name="LFO1" text:continue-numbering="true">
        <text:list-item>
          <text:p text:style-name="P51">NOVI UKAZI:</text:p>
        </text:list-item>
      </text:list>
      <text:p text:style-name="P52"/>
      <text:p text:style-name="P53">#include &lt;ime knjižnice&gt;</text:p>
      <text:p text:style-name="Navaden"><text:span text:style-name="T54">Serial.begin(9600);</text:span><text:span text:style-name="T55"><text:s/></text:span><text:span text:style-name="T56">//začetek komunikacije med arduinom in serijskim monitorjem (to je okno, ki na zaslonu računalnika izpisuje beseda/spremenljivke…</text:span></text:p>
      <text:p text:style-name="P57">Serial.print(»heloo«);</text:p>
      <text:p text:style-name="Navaden"><text:span text:style-name="T58">Serial.println(»helloo«);</text:span><text:span text:style-name="T59"><text:s/></text:span><text:span text:style-name="T60">//ko</text:span><text:span text:style-name="T61">n</text:span><text:span text:style-name="T62">čnica -ln na koncu pomeni, da se bo naslednja beseda/spremenljivka… zapisala v novo vrstico v serijskem<text:s/></text:span><text:span text:style-name="T63">m</text:span><text:span text:style-name="T64">onitorju.</text:span></text:p>
      <text:p text:style-name="P65"/>
      <text:p text:style-name="P66">PAZI NA PODPIČJA ( ; ) !!!</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l" fo:country="SI" style:language-asian="en" style:country-asian="US" style:language-complex="ar" style:country-complex="SA" style:text-combine="none" fo:hyphenate="true"/>
    </style:default-style>
    <style:style style:name="Naslov1" style:display-name="Naslov 1" style:family="paragraph" style:parent-style-name="Navaden" style:next-style-name="Navaden"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Naslov2" style:display-name="Naslov 2" style:family="paragraph" style:parent-style-name="Navaden" style:next-style-name="Navaden"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Naslov3" style:display-name="Naslov 3" style:family="paragraph" style:parent-style-name="Navaden" style:next-style-name="Navaden"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Naslov4" style:display-name="Naslov 4" style:family="paragraph" style:parent-style-name="Navaden" style:next-style-name="Navaden"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Naslov5" style:display-name="Naslov 5" style:family="paragraph" style:parent-style-name="Navaden" style:next-style-name="Navaden"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Naslov6" style:display-name="Naslov 6" style:family="paragraph" style:parent-style-name="Navaden" style:next-style-name="Navaden"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slov7" style:display-name="Naslov 7" style:family="paragraph" style:parent-style-name="Navaden" style:next-style-name="Navaden"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slov8" style:display-name="Naslov 8" style:family="paragraph" style:parent-style-name="Navaden" style:next-style-name="Navaden"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slov9" style:display-name="Naslov 9" style:family="paragraph" style:parent-style-name="Navaden" style:next-style-name="Navaden" style:default-outline-level="9">
      <style:paragraph-properties fo:keep-with-next="always" fo:keep-together="always" fo:margin-bottom="0in"/>
      <style:text-properties style:font-name-asian="Times New Roman" style:font-name-complex="Times New Roman" fo:color="#272727" fo:hyphenate="false"/>
    </style:style>
    <style:style style:name="Navaden" style:display-name="Navaden" style:family="paragraph">
      <style:text-properties fo:hyphenate="false"/>
    </style:style>
    <style:style style:name="Privzetapisavaodstavka" style:display-name="Privzeta pisava odstavka" style:family="text"/>
    <style:style style:name="Naslov1Znak" style:display-name="Naslov 1 Znak" style:family="text" style:parent-style-name="Privzetapisavaodstavka">
      <style:text-properties style:font-name="Calibri Light" style:font-name-asian="Times New Roman" style:font-name-complex="Times New Roman" fo:color="#2F5496" fo:font-size="20pt" style:font-size-asian="20pt" style:font-size-complex="20pt"/>
    </style:style>
    <style:style style:name="Naslov2Znak" style:display-name="Naslov 2 Znak" style:family="text" style:parent-style-name="Privzetapisavaodstavka">
      <style:text-properties style:font-name="Calibri Light" style:font-name-asian="Times New Roman" style:font-name-complex="Times New Roman" fo:color="#2F5496" fo:font-size="16pt" style:font-size-asian="16pt" style:font-size-complex="16pt"/>
    </style:style>
    <style:style style:name="Naslov3Znak" style:display-name="Naslov 3 Znak" style:family="text" style:parent-style-name="Privzetapisavaodstavka">
      <style:text-properties style:font-name-asian="Times New Roman" style:font-name-complex="Times New Roman" fo:color="#2F5496" fo:font-size="14pt" style:font-size-asian="14pt" style:font-size-complex="14pt"/>
    </style:style>
    <style:style style:name="Naslov4Znak" style:display-name="Naslov 4 Znak" style:family="text" style:parent-style-name="Privzetapisavaodstavka">
      <style:text-properties style:font-name-asian="Times New Roman" style:font-name-complex="Times New Roman" fo:font-style="italic" style:font-style-asian="italic" style:font-style-complex="italic" fo:color="#2F5496"/>
    </style:style>
    <style:style style:name="Naslov5Znak" style:display-name="Naslov 5 Znak" style:family="text" style:parent-style-name="Privzetapisavaodstavka">
      <style:text-properties style:font-name-asian="Times New Roman" style:font-name-complex="Times New Roman" fo:color="#2F5496"/>
    </style:style>
    <style:style style:name="Naslov6Znak" style:display-name="Naslov 6 Znak" style:family="text" style:parent-style-name="Privzetapisavaodstavka">
      <style:text-properties style:font-name-asian="Times New Roman" style:font-name-complex="Times New Roman" fo:font-style="italic" style:font-style-asian="italic" style:font-style-complex="italic" fo:color="#595959"/>
    </style:style>
    <style:style style:name="Naslov7Znak" style:display-name="Naslov 7 Znak" style:family="text" style:parent-style-name="Privzetapisavaodstavka">
      <style:text-properties style:font-name-asian="Times New Roman" style:font-name-complex="Times New Roman" fo:color="#595959"/>
    </style:style>
    <style:style style:name="Naslov8Znak" style:display-name="Naslov 8 Znak" style:family="text" style:parent-style-name="Privzetapisavaodstavka">
      <style:text-properties style:font-name-asian="Times New Roman" style:font-name-complex="Times New Roman" fo:font-style="italic" style:font-style-asian="italic" style:font-style-complex="italic" fo:color="#272727"/>
    </style:style>
    <style:style style:name="Naslov9Znak" style:display-name="Naslov 9 Znak" style:family="text" style:parent-style-name="Privzetapisavaodstavka">
      <style:text-properties style:font-name-asian="Times New Roman" style:font-name-complex="Times New Roman" fo:color="#272727"/>
    </style:style>
    <style:style style:name="Naslov" style:display-name="Naslov" style:family="paragraph" style:parent-style-name="Navaden" style:next-style-name="Navaden">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NaslovZnak" style:display-name="Naslov Znak" style:family="text" style:parent-style-name="Privzetapisavaodstav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avaden" style:next-style-name="Navaden">
      <style:text-properties style:font-name-asian="Times New Roman" style:font-name-complex="Times New Roman" fo:color="#595959" fo:letter-spacing="0.0104in" fo:font-size="14pt" style:font-size-asian="14pt" style:font-size-complex="14pt" fo:hyphenate="false"/>
    </style:style>
    <style:style style:name="PodnaslovZnak" style:display-name="Podnaslov Znak" style:family="text" style:parent-style-name="Privzetapisavaodstav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avaden" style:next-style-name="Navaden">
      <style:paragraph-properties fo:text-align="center" fo:margin-top="0.1111in"/>
      <style:text-properties fo:font-style="italic" style:font-style-asian="italic" style:font-style-complex="italic" fo:color="#404040" fo:hyphenate="false"/>
    </style:style>
    <style:style style:name="CitatZnak" style:display-name="Citat Znak" style:family="text" style:parent-style-name="Privzetapisavaodstavka">
      <style:text-properties fo:font-style="italic" style:font-style-asian="italic" style:font-style-complex="italic" fo:color="#404040"/>
    </style:style>
    <style:style style:name="Odstavekseznama" style:display-name="Odstavek seznama" style:family="paragraph" style:parent-style-name="Navaden">
      <style:paragraph-properties style:contextual-spacing="true" fo:margin-left="0.5in">
        <style:tab-stops/>
      </style:paragraph-properties>
      <style:text-properties fo:hyphenate="false"/>
    </style:style>
    <style:style style:name="Intenzivenpoudarek" style:display-name="Intenziven poudarek" style:family="text" style:parent-style-name="Privzetapisavaodstavka">
      <style:text-properties fo:font-style="italic" style:font-style-asian="italic" style:font-style-complex="italic" fo:color="#2F5496"/>
    </style:style>
    <style:style style:name="Intenzivencitat" style:display-name="Intenziven citat" style:family="paragraph" style:parent-style-name="Navaden" style:next-style-name="Navaden">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zivencitatZnak" style:display-name="Intenziven citat Znak" style:family="text" style:parent-style-name="Privzetapisavaodstavka">
      <style:text-properties fo:font-style="italic" style:font-style-asian="italic" style:font-style-complex="italic" fo:color="#2F5496"/>
    </style:style>
    <style:style style:name="Intenzivensklic" style:display-name="Intenziven sklic" style:family="text" style:parent-style-name="Privzetapisavaodstavka">
      <style:text-properties fo:font-weight="bold" style:font-weight-asian="bold" style:font-weight-complex="bold" fo:font-variant="small-caps" fo:color="#2F5496" fo:letter-spacing="0.0034in"/>
    </style:style>
    <style:style style:name="Glava" style:display-name="Glava" style:family="paragraph" style:parent-style-name="Navaden">
      <style:paragraph-properties fo:margin-bottom="0in" fo:line-height="100%">
        <style:tab-stops>
          <style:tab-stop style:type="center" style:position="3.134in"/>
          <style:tab-stop style:type="right" style:position="6.268in"/>
        </style:tab-stops>
      </style:paragraph-properties>
      <style:text-properties fo:hyphenate="false"/>
    </style:style>
    <style:style style:name="GlavaZnak" style:display-name="Glava Znak" style:family="text" style:parent-style-name="Privzetapisavaodstavka"/>
    <style:style style:name="Noga" style:display-name="Noga" style:family="paragraph" style:parent-style-name="Navaden">
      <style:paragraph-properties fo:margin-bottom="0in" fo:line-height="100%">
        <style:tab-stops>
          <style:tab-stop style:type="center" style:position="3.134in"/>
          <style:tab-stop style:type="right" style:position="6.268in"/>
        </style:tab-stops>
      </style:paragraph-properties>
      <style:text-properties fo:hyphenate="false"/>
    </style:style>
    <style:style style:name="NogaZnak" style:display-name="Noga Znak" style:family="text" style:parent-style-name="Privzetapisavaodstavka"/>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run-through" style:run-through="background" style:writing-mode="lr-tb" fo:clip="rect(0in, 0in, 0in, 0in)" style:horizontal-rel="page-content" style:vertical-rel="page-content" style:horizontal-pos="center" style:vertical-pos="middle" draw:luminance="70%" draw:contrast="-70%"/>
    </style:style>
  </office:automatic-styles>
  <office:master-styles>
    <style:master-page style:name="MP0" style:page-layout-name="PL0">
      <style:header>
        <text:p text:style-name="Glava"><draw:frame draw:id="id0" draw:style-name="a0" draw:name="WordPictureWatermark16539080" text:anchor-type="paragraph" svg:x="-1in" svg:y="0.45833in" svg:width="5.5625in" svg:height="3.9375in" style:rel-width="scale" style:rel-height="scale"><draw:image xlink:href="media/image1.png" xlink:type="simple" xlink:show="embed" xlink:actuate="onLoad"/><svg:title/><svg:desc/></draw:frame></text:p>
      </style:header>
      <style:footer>
        <text:p text:style-name="Nog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el cerovsek</meta:initial-creator>
    <dc:creator>karel cerovsek</dc:creator>
    <meta:creation-date>2024-03-16T06:15:00Z</meta:creation-date>
    <dc:date>2024-03-16T11:56:00Z</dc:date>
    <meta:template xlink:href="Normal" xlink:type="simple"/>
    <meta:editing-cycles>2</meta:editing-cycles>
    <meta:editing-duration>PT20460S</meta:editing-duration>
    <meta:document-statistic meta:page-count="2" meta:paragraph-count="6" meta:word-count="502" meta:character-count="3361" meta:row-count="23" meta:non-whitespace-character-count="2865"/>
  </office:meta>
</office:document-meta>
</file>